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6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90.11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83.8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0.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style-name="ce3" office:value-type="string" calcext:value-type="string">
            <text:p>PT.ADAADAAJAADA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4" office:value-type="string" calcext:value-type="string">
            <text:p>Daftar Laporan Pengiriman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>
            <text:p>Nama pengirim</text:p>
          </table:table-cell>
          <table:table-cell office:value-type="string" calcext:value-type="string">
            <text:p>Nama Penerima</text:p>
          </table:table-cell>
          <table:table-cell table:style-name="ce1" office:value-type="string" calcext:value-type="string">
            <text:p>Berat Barang (Kg)</text:p>
          </table:table-cell>
          <table:table-cell office:value-type="string" calcext:value-type="string">
            <text:p>Tujuan</text:p>
          </table:table-cell>
          <table:table-cell table:style-name="ce1" office:value-type="string" calcext:value-type="string">
            <text:p>Jenis Pengiriman</text:p>
          </table:table-cell>
          <table:table-cell office:value-type="string" calcext:value-type="string">
            <text:p>Harga</text:p>
          </table:table-cell>
          <table:table-cell table:style-name="ce1" office:value-type="string" calcext:value-type="string">
            <text:p>Tgl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Kode Barang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idi</text:p>
          </table:table-cell>
          <table:table-cell office:value-type="string" calcext:value-type="string">
            <text:p>lala</text:p>
          </table:table-cell>
          <table:table-cell table:style-name="ce2" table:formula="of:=VLOOKUP(MID([.J4]; 4;1);[.$E$17:.$G$20];2)" office:value-type="float" office:value="1" calcext:value-type="float">
            <text:p>1</text:p>
          </table:table-cell>
          <table:table-cell table:formula="of:=VLOOKUP (LEFT([.J4];3);[.$A$17:.$C20];2)" office:value-type="string" office:string-value="THB" calcext:value-type="string">
            <text:p>THB</text:p>
          </table:table-cell>
          <table:table-cell table:formula="of:=VLOOKUP(MID([.J4]; 4;1);[.$A$23:.$C$26];2)" office:value-type="string" office:string-value="super cepat" calcext:value-type="string">
            <text:p>super cepat</text:p>
          </table:table-cell>
          <table:table-cell table:formula="of:=VLOOKUP (LEFT([.J4];3);[.$A$17:.$C20];3)" office:value-type="float" office:value="1000" calcext:value-type="float">
            <text:p>1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4]+[.C23]+[.G17]" office:value-type="float" office:value="6000" calcext:value-type="float">
            <text:p>6000</text:p>
          </table:table-cell>
          <table:table-cell table:style-name="ce1" office:value-type="string" calcext:value-type="string">
            <text:p>LLLW-0-8KKG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udu</text:p>
          </table:table-cell>
          <table:table-cell office:value-type="string" calcext:value-type="string">
            <text:p>lili</text:p>
          </table:table-cell>
          <table:table-cell table:style-name="ce2" table:formula="of:=VLOOKUP(MID([.J5]; 4;1);[.$E$17:.$G$20];2)" office:value-type="float" office:value="2" calcext:value-type="float">
            <text:p>2</text:p>
          </table:table-cell>
          <table:table-cell table:formula="of:=VLOOKUP (LEFT([.J5];3);[.$A$17:.$C21];2)" office:value-type="string" office:string-value="Pd.Ungu" calcext:value-type="string">
            <text:p>Pd.Ungu</text:p>
          </table:table-cell>
          <table:table-cell table:formula="of:=VLOOKUP(MID([.J5]; 4;1);[.$A$23:.$C$26];2)" office:value-type="string" office:string-value="cepat" calcext:value-type="string">
            <text:p>cepat</text:p>
          </table:table-cell>
          <table:table-cell table:formula="of:=VLOOKUP (LEFT([.J5];3);[.$A$17:.$C21];3)" office:value-type="float" office:value="2000" calcext:value-type="float">
            <text:p>2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5]+[.C24]+[.G18]" office:value-type="float" office:value="7000" calcext:value-type="float">
            <text:p>7000</text:p>
          </table:table-cell>
          <table:table-cell table:style-name="ce1" office:value-type="string" calcext:value-type="string">
            <text:p>MMMX-0-1NII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lulu</text:p>
          </table:table-cell>
          <table:table-cell table:style-name="ce2" table:formula="of:=VLOOKUP(MID([.J6]; 4;1);[.$E$17:.$G$20];2)" office:value-type="float" office:value="3" calcext:value-type="float">
            <text:p>3</text:p>
          </table:table-cell>
          <table:table-cell table:formula="of:=VLOOKUP (LEFT([.J6];3);[.$A$17:.$C22];2)" office:value-type="string" office:string-value="HI" calcext:value-type="string">
            <text:p>HI</text:p>
          </table:table-cell>
          <table:table-cell table:formula="of:=VLOOKUP(MID([.J6]; 4;1);[.$A$23:.$C$26];2)" office:value-type="string" office:string-value="lama" calcext:value-type="string">
            <text:p>lama</text:p>
          </table:table-cell>
          <table:table-cell table:formula="of:=VLOOKUP (LEFT([.J6];3);[.$A$17:.$C22];3)" office:value-type="float" office:value="3000" calcext:value-type="float">
            <text:p>3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6]+[.C25]+[.G19]" office:value-type="float" office:value="8000" calcext:value-type="float">
            <text:p>8000</text:p>
          </table:table-cell>
          <table:table-cell table:style-name="ce1" office:value-type="string" calcext:value-type="string">
            <text:p>NNNY-0-2INI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lele</text:p>
          </table:table-cell>
          <table:table-cell table:style-name="ce2" table:formula="of:=VLOOKUP(MID([.J7]; 4;1);[.$E$17:.$G$20];2)" office:value-type="float" office:value="4" calcext:value-type="float">
            <text:p>4</text:p>
          </table:table-cell>
          <table:table-cell table:formula="of:=VLOOKUP (LEFT([.J7];3);[.$A$17:.$C23];2)" office:value-type="string" office:string-value="Metland" calcext:value-type="string">
            <text:p>Metland</text:p>
          </table:table-cell>
          <table:table-cell table:formula="of:=VLOOKUP(MID([.J7]; 4;1);[.$A$23:.$C$26];2)" office:value-type="string" office:string-value="super lama" calcext:value-type="string">
            <text:p>super lama</text:p>
          </table:table-cell>
          <table:table-cell table:formula="of:=VLOOKUP (LEFT([.J7];3);[.$A$17:.$C23];3)" office:value-type="float" office:value="4000" calcext:value-type="float">
            <text:p>4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7]+[.C26]+[.G20]" office:value-type="float" office:value="9000" calcext:value-type="float">
            <text:p>9000</text:p>
          </table:table-cell>
          <table:table-cell table:style-name="ce1" office:value-type="string" calcext:value-type="string">
            <text:p>OOOZ-0-0IBI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lolo</text:p>
          </table:table-cell>
          <table:table-cell table:style-name="ce2" table:formula="of:=VLOOKUP(MID([.J8]; 4;1);[.$E$17:.$G$20];2)" office:value-type="float" office:value="1" calcext:value-type="float">
            <text:p>1</text:p>
          </table:table-cell>
          <table:table-cell table:formula="of:=VLOOKUP (LEFT([.J8];3);[.$A$17:.$C24];2)" office:value-type="string" office:string-value="HI" calcext:value-type="string">
            <text:p>HI</text:p>
          </table:table-cell>
          <table:table-cell table:formula="of:=VLOOKUP(MID([.J8]; 4;1);[.$A$23:.$C$26];2)" office:value-type="string" office:string-value="super cepat" calcext:value-type="string">
            <text:p>super cepat</text:p>
          </table:table-cell>
          <table:table-cell table:formula="of:=VLOOKUP (LEFT([.J8];3);[.$A$17:.$C24];3)" office:value-type="float" office:value="3000" calcext:value-type="float">
            <text:p>3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8]+[.C27]+[.G21]" office:value-type="float" office:value="3000" calcext:value-type="float">
            <text:p>3000</text:p>
          </table:table-cell>
          <table:table-cell table:style-name="ce1" office:value-type="string" calcext:value-type="string">
            <text:p>NNNW-0-2INU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kaka</text:p>
          </table:table-cell>
          <table:table-cell table:style-name="ce2" table:formula="of:=VLOOKUP(MID([.J9]; 4;1);[.$E$17:.$G$20];2)" office:value-type="float" office:value="2" calcext:value-type="float">
            <text:p>2</text:p>
          </table:table-cell>
          <table:table-cell table:formula="of:=VLOOKUP (LEFT([.J9];3);[.$A$17:.$C25];2)" office:value-type="string" office:string-value="Pd.Ungu" calcext:value-type="string">
            <text:p>Pd.Ungu</text:p>
          </table:table-cell>
          <table:table-cell table:formula="of:=VLOOKUP(MID([.J9]; 4;1);[.$A$23:.$C$26];2)" office:value-type="string" office:string-value="cepat" calcext:value-type="string">
            <text:p>cepat</text:p>
          </table:table-cell>
          <table:table-cell table:formula="of:=VLOOKUP (LEFT([.J9];3);[.$A$17:.$C25];3)" office:value-type="float" office:value="2000" calcext:value-type="float">
            <text:p>2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9]+[.C28]+[.G22]" office:value-type="float" office:value="2000" calcext:value-type="float">
            <text:p>2000</text:p>
          </table:table-cell>
          <table:table-cell table:style-name="ce1" office:value-type="string" calcext:value-type="string">
            <text:p>MMMX-0-1NIU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kiki</text:p>
          </table:table-cell>
          <table:table-cell table:style-name="ce2" table:formula="of:=VLOOKUP(MID([.J10]; 4;1);[.$E$17:.$G$20];2)" office:value-type="float" office:value="3" calcext:value-type="float">
            <text:p>3</text:p>
          </table:table-cell>
          <table:table-cell table:formula="of:=VLOOKUP (LEFT([.J10];3);[.$A$17:.$C26];2)" office:value-type="string" office:string-value="THB" calcext:value-type="string">
            <text:p>THB</text:p>
          </table:table-cell>
          <table:table-cell table:formula="of:=VLOOKUP(MID([.J10]; 4;1);[.$A$23:.$C$26];2)" office:value-type="string" office:string-value="lama" calcext:value-type="string">
            <text:p>lama</text:p>
          </table:table-cell>
          <table:table-cell table:formula="of:=VLOOKUP (LEFT([.J10];3);[.$A$17:.$C26];3)" office:value-type="float" office:value="1000" calcext:value-type="float">
            <text:p>1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10]+[.C29]+[.G23]" office:value-type="float" office:value="1000" calcext:value-type="float">
            <text:p>1000</text:p>
          </table:table-cell>
          <table:table-cell table:style-name="ce1" office:value-type="string" calcext:value-type="string">
            <text:p>LLLY-0-8KKU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kuku</text:p>
          </table:table-cell>
          <table:table-cell table:style-name="ce2" table:formula="of:=VLOOKUP(MID([.J11]; 4;1);[.$E$17:.$G$20];2)" office:value-type="float" office:value="4" calcext:value-type="float">
            <text:p>4</text:p>
          </table:table-cell>
          <table:table-cell table:formula="of:=VLOOKUP (LEFT([.J11];3);[.$A$17:.$C27];2)" office:value-type="string" office:string-value="Metland" calcext:value-type="string">
            <text:p>Metland</text:p>
          </table:table-cell>
          <table:table-cell table:formula="of:=VLOOKUP(MID([.J11]; 4;1);[.$A$23:.$C$26];2)" office:value-type="string" office:string-value="super lama" calcext:value-type="string">
            <text:p>super lama</text:p>
          </table:table-cell>
          <table:table-cell table:formula="of:=VLOOKUP (LEFT([.J11];3);[.$A$17:.$C27];3)" office:value-type="float" office:value="4000" calcext:value-type="float">
            <text:p>4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11]+[.C30]+[.G24]" office:value-type="float" office:value="4000" calcext:value-type="float">
            <text:p>4000</text:p>
          </table:table-cell>
          <table:table-cell table:style-name="ce1" office:value-type="string" calcext:value-type="string">
            <text:p>OOOZ-0-0IMI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keke</text:p>
          </table:table-cell>
          <table:table-cell table:style-name="ce2" table:formula="of:=VLOOKUP(MID([.J12]; 4;1);[.$E$17:.$G$20];2)" office:value-type="float" office:value="1" calcext:value-type="float">
            <text:p>1</text:p>
          </table:table-cell>
          <table:table-cell table:formula="of:=VLOOKUP (LEFT([.J12];3);[.$A$17:.$C28];2)" office:value-type="string" office:string-value="THB" calcext:value-type="string">
            <text:p>THB</text:p>
          </table:table-cell>
          <table:table-cell table:formula="of:=VLOOKUP(MID([.J12]; 4;1);[.$A$23:.$C$26];2)" office:value-type="string" office:string-value="super cepat" calcext:value-type="string">
            <text:p>super cepat</text:p>
          </table:table-cell>
          <table:table-cell table:formula="of:=VLOOKUP (LEFT([.J12];3);[.$A$17:.$C28];3)" office:value-type="float" office:value="1000" calcext:value-type="float">
            <text:p>1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12]+[.C31]+[.G25]" office:value-type="float" office:value="1000" calcext:value-type="float">
            <text:p>1000</text:p>
          </table:table-cell>
          <table:table-cell table:style-name="ce1" office:value-type="string" calcext:value-type="string">
            <text:p>LLLW-0-8KKP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koko</text:p>
          </table:table-cell>
          <table:table-cell table:style-name="ce2" table:formula="of:=VLOOKUP(MID([.J13]; 4;1);[.$E$17:.$G$20];2)" office:value-type="float" office:value="2" calcext:value-type="float">
            <text:p>2</text:p>
          </table:table-cell>
          <table:table-cell table:formula="of:=VLOOKUP (LEFT([.J13];3);[.$A$17:.$C29];2)" office:value-type="string" office:string-value="Pd.Ungu" calcext:value-type="string">
            <text:p>Pd.Ungu</text:p>
          </table:table-cell>
          <table:table-cell table:formula="of:=VLOOKUP(MID([.J13]; 4;1);[.$A$23:.$C$26];2)" office:value-type="string" office:string-value="cepat" calcext:value-type="string">
            <text:p>cepat</text:p>
          </table:table-cell>
          <table:table-cell table:formula="of:=VLOOKUP (LEFT([.J13];3);[.$A$17:.$C29];3)" office:value-type="float" office:value="2000" calcext:value-type="float">
            <text:p>2000</text:p>
          </table:table-cell>
          <table:table-cell table:style-name="ce6" office:value-type="date" office:date-value="2012-12-12" calcext:value-type="date">
            <text:p>12/12/12</text:p>
          </table:table-cell>
          <table:table-cell table:style-name="ce2" table:formula="of:=[.G13]+[.C32]+[.G26]" office:value-type="float" office:value="2000" calcext:value-type="float">
            <text:p>2000</text:p>
          </table:table-cell>
          <table:table-cell table:style-name="ce1" office:value-type="string" calcext:value-type="string">
            <text:p>MMMX-0-1NIY</text:p>
          </table:table-cell>
          <table:table-cell table:number-columns-repeated="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style-name="ce5" office:value-type="string" calcext:value-type="string">
            <text:p>Total Penghasilan</text:p>
          </table:table-cell>
          <table:table-cell table:style-name="ce7"/>
          <table:table-cell table:style-name="ce1" table:formula="of:=SUM([.I4:.I13])" office:value-type="float" office:value="43000" calcext:value-type="float">
            <text:p>43000</text:p>
          </table:table-cell>
          <table:table-cell table:style-name="ce7"/>
          <table:table-cell table:number-columns-repeated="3"/>
        </table:table-row>
        <table:table-row table:style-name="ro3">
          <table:table-cell table:style-name="Default"/>
          <table:table-cell table:style-name="Default" office:value-type="string" calcext:value-type="string">
            <text:p>Tujuan Pengiriman</text:p>
          </table:table-cell>
          <table:table-cell table:style-name="Default"/>
          <table:table-cell/>
          <table:table-cell table:style-name="Default" office:value-type="string" calcext:value-type="string">
            <text:p>BB (Kg)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Kode</text:p>
          </table:table-cell>
          <table:table-cell office:value-type="string" calcext:value-type="string">
            <text:p>Tujuan</text:p>
          </table:table-cell>
          <table:table-cell office:value-type="string" calcext:value-type="string">
            <text:p>Harga</text:p>
          </table:table-cell>
          <table:table-cell/>
          <table:table-cell office:value-type="string" calcext:value-type="string">
            <text:p>Kode</text:p>
          </table:table-cell>
          <table:table-cell table:style-name="ce1" office:value-type="string" calcext:value-type="string">
            <text:p>Berat</text:p>
          </table:table-cell>
          <table:table-cell office:value-type="string" calcext:value-type="string">
            <text:p>Harg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LL</text:p>
          </table:table-cell>
          <table:table-cell office:value-type="string" calcext:value-type="string">
            <text:p>THB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W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MATRIK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MM</text:p>
          </table:table-cell>
          <table:table-cell office:value-type="string" calcext:value-type="string">
            <text:p>Pd.Ungu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NN</text:p>
          </table:table-cell>
          <table:table-cell office:value-type="string" calcext:value-type="string">
            <text:p>HI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OOO</text:p>
          </table:table-cell>
          <table:table-cell office:value-type="string" calcext:value-type="string">
            <text:p>Metland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Z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Default"/>
          <table:table-cell table:style-name="Default" office:value-type="string" calcext:value-type="string">
            <text:p>Jenis Pengiriman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3">
          <table:table-cell office:value-type="string" calcext:value-type="string">
            <text:p>W</text:p>
          </table:table-cell>
          <table:table-cell office:value-type="string" calcext:value-type="string">
            <text:p>super cepat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3"/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epat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Default" table:number-columns-repeated="3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lama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super lama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HASIL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formula="of:=([.K19]*[.K23])+([.L19]*[.K24])+([.K20]*[.L23])+([.L20]*[.L24])+([.K21]*[.M23])+([.L21]*[.M24])" office:value-type="float" office:value="19" calcext:value-type="float">
            <text:p>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3:52:43.697000000</meta:creation-date>
    <dc:date>2016-12-08T01:36:31.088000000</dc:date>
    <meta:editing-duration>PT8M49S</meta:editing-duration>
    <meta:editing-cycles>2</meta:editing-cycles>
    <meta:generator>LibreOffice/5.2.3.3$Windows_X86_64 LibreOffice_project/d54a8868f08a7b39642414cf2c8ef2f228f780cf</meta:generator>
    <meta:document-statistic meta:table-count="1" meta:cell-count="174" meta:object-count="0"/>
  </office:meta>
</office:document-meta>
</file>